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200000032085FB80384BE100A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3.097cm, 0cm, 1.863cm, 3.047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8.057cm" svg:height="16.15cm" svg:x="0.215cm" svg:y="0.09cm">
          <draw:image xlink:href="Pictures/10000201000003200000032085FB80384BE100AE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8.542cm" fo:page-height="16.4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12T12:22:56.996694039</meta:creation-date>
    <dc:date>2019-07-12T12:29:21.083375144</dc:date>
    <meta:editing-duration>PT6M26S</meta:editing-duration>
    <meta:editing-cycles>2</meta:editing-cycles>
    <meta:generator>LibreOffice/6.0.7.3$Linux_X86_64 LibreOffice_project/00m0$Build-3</meta:generator>
    <meta:document-statistic meta:object-count="1"/>
  </office:meta>
</office:document-meta>
</file>